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2.4138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0.648in"/>
    </style:style>
    <style:style style:name="co7" style:family="table-column">
      <style:table-column-properties fo:break-before="auto" style:column-width="2.5965in"/>
    </style:style>
    <style:style style:name="co8" style:family="table-column">
      <style:table-column-properties fo:break-before="auto" style:column-width="1.3791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1.0984in" fo:break-before="auto" style:use-optimal-row-height="true"/>
    </style:style>
    <style:style style:name="ro3" style:family="table-row">
      <style:table-row-properties style:row-height="0.8291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937in" fo:break-before="auto" style:use-optimal-row-height="true"/>
    </style:style>
    <style:style style:name="ro7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There is </text:p>
            <text:p>Related </text:p>
            <text:p>Softwar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ypuntuation(0-10)</text:p>
          </table:table-cell>
        </table:table-row>
        <table:table-row table:style-name="ro2">
          <table:table-cell office:value-type="string" calcext:value-type="string">
            <text:p>Estimating Respiratory Rate in Post-Anesthesia </text:p>
            <text:p>CareUnit Patients Using Infrared Thermography: </text:p>
            <text:p>AnObservational Stud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3390/s18051618" xlink:type="simple">https://sci-hub.st/10.3390/s18051618</text:a> </text:p>
          </table:table-cell>
          <table:table-cell office:value-type="string" calcext:value-type="string">
            <text:p>Aachen University, </text:p>
            <text:p>German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cking breathing curves </text:p>
            <text:p>Based on termography</text:p>
            <text:p>Sequential images. ROI</text:p>
            <text:p>Obtention, but not segmentation</text:p>
            <text:p>At all.  Disposition of acquisition </text:p>
            <text:p>Hardware is kind of similar to our</text:p>
            <text:p>Target. Segmentation algorithm, </text:p>
            <text:p>Not AI at all.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office:value-type="string" calcext:value-type="string">
            <text:p>Detection of Breast Abnormalities of </text:p>
            <text:p>Thermogramsbased on a New </text:p>
            <text:p>Segmentation Metho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5439/2015F318" xlink:type="simple">https://sci-hub.st/10.15439/2015F318</text:a> </text:p>
          </table:table-cell>
          <table:table-cell office:value-type="string" calcext:value-type="string">
            <text:p>Scientific Research </text:p>
            <text:p>Group in Egypt,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0% accuracy</text:p>
            <text:p>Feature extraction, then SVM.</text:p>
            <text:p>Square ROI segmentation but </text:p>
            <text:p>not pure segmentation at all. </text:p>
            <text:p>Segmentation is made by an </text:p>
            <text:p>Algorithm. No AI at all.</text:p>
          </table:table-cell>
          <table:table-cell table:style-name="ce1" office:value-type="float" office:value="5.8" calcext:value-type="float">
            <text:p>5.8</text:p>
          </table:table-cell>
        </table:table-row>
        <table:table-row table:style-name="ro4">
          <table:table-cell office:value-type="string" calcext:value-type="string">
            <text:p>Image Segmentation and Asymmetry Analysis of </text:p>
            <text:p>Breast Thermograms for Tumor Det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citeseerx.ist.psu.edu/viewdoc/download?doi=10.1.1.258.8069&amp;rep=rep1&amp;type=pdf" xlink:type="simple">https://citeseerx.ist.psu.edu/viewdoc/download?doi=10.1.1.258.8069&amp;rep=rep1&amp;type=pdf</text:a> 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Automatic obtention of ROI but</text:p>
            <text:p>Algorithm has no AI. Matlab GUI.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Breast Infrared Thermography Segmentation </text:p>
            <text:p>Based on Adaptive Tuning of a Fully Convolutional </text:p>
            <text:p>Network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www.ingentaconnect.com/contentone/ben/cmir/2020/00000016/00000005/art00018" xlink:type="simple">https://www.ingentaconnect.com/contentone/ben/cmir/2020/00000016/00000005/art00018</text:a> </text:p>
          </table:table-cell>
          <table:table-cell office:value-type="string" calcext:value-type="string">
            <text:p>Alexandria University, </text:p>
            <text:p>Alexandria, Egyp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????</text:p>
            <text:p>Pending to hack</text:p>
            <text:p>97.986% accuracy; 98.36% </text:p>
            <text:p>sensitivity and 97.61% specificity </text:p>
            <text:p>compared to hand-crafted </text:p>
            <text:p>Segmentation methods. 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mputerized breast thermography: </text:p>
            <text:p>study of image segmentation and temperature </text:p>
            <text:p>Cyclic variati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080/03091900010022247" xlink:type="simple">https://sci-hub.st/10.1080/03091900010022247</text:a>   </text:p>
          </table:table-cell>
          <table:table-cell office:value-type="string" calcext:value-type="string">
            <text:p>Nanyang TechnologicalUniversity, </text:p>
            <text:p>50 Nanyang Avenue, Singapor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Handcrafted segmentation algorithm.</text:p>
            <text:p>Totally obsolete methods.</text:p>
          </table:table-cell>
          <table:table-cell office:value-type="float" office:value="2.2" calcext:value-type="float">
            <text:p>2.2</text:p>
          </table:table-cell>
        </table:table-row>
        <table:table-row table:style-name="ro4">
          <table:table-cell office:value-type="string" calcext:value-type="string">
            <text:p>A new methodology for gray-scale character </text:p>
            <text:p>Segmentation and recognition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541415" xlink:type="simple">https://ieeexplore.ieee.org/abstract/document/541415</text:a> 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y too old.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330594" xlink:type="simple">https://ieeexplore.ieee.org/abstract/document/9330594</text:a>   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HACKEABLE</text:p>
          </table:table-cell>
          <table:table-cell office:value-type="string" calcext:value-type="string">
            <text:p>?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330594" xlink:type="simple">https://ieeexplore.ieee.org/abstract/document/9330594</text:a>   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HACKEABLE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UNet++: Redesigning Skip Connections to </text:p>
            <text:p>ExploitMultiscale Features in Image Segment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TMI.2019.2959609" xlink:type="simple">https://sci-hub.st/10.1109/TMI.2019.2959609</text:a> </text:p>
          </table:table-cell>
          <table:table-cell office:value-type="string" calcext:value-type="string">
            <text:p>Arizona State University, </text:p>
            <text:p>Scottsdale, US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veral datasets tested. Very purely CV</text:p>
            <text:p>Topic. Code repository avaliable. </text:p>
            <text:p>Excellent performance in computed   </text:p>
            <text:p>tomography   (CT),   magnetic   </text:p>
            <text:p>resonance   imaging(MRI), </text:p>
            <text:p>and electron microscopy .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Computer-Aided Characterization of Mammographic</text:p>
            <text:p>Masses: Accuracy of Mass Segmentation and </text:p>
            <text:p>ItsEffects on Characterizat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42.974922" xlink:type="simple">https://sci-hub.st/10.1109/42.974922</text:a>  </text:p>
          </table:table-cell>
          <table:table-cell office:value-type="string" calcext:value-type="string">
            <text:p>University of Michigan, </text:p>
            <text:p>Ann Arbor, MI, U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y too old. Handcrafted segmentation</text:p>
            <text:p>Algorithms on mammography (low level</text:p>
            <text:p>X rays).</text:p>
            <text:p>Classification with feature extraction then </text:p>
            <text:p>LDA.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nisotropic Mean Shift Based Fuzzy C-</text:p>
            <text:p>Means Segmentation of Dermoscopy Imag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JSTSP.2008.2010631" xlink:type="simple">https://sci-hub.st/10.1109/JSTSP.2008.2010631</text:a> </text:p>
          </table:table-cell>
          <table:table-cell office:value-type="string" calcext:value-type="string">
            <text:p>UK, China, Turkey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ermoscopy health area is a little too </text:p>
            <text:p>Distant from feet termo segmentation.</text:p>
            <text:p>Segmentation with fuzzy c-means and </text:p>
            <text:p>Morphological transformations</text:p>
          </table:table-cell>
          <table:table-cell/>
        </table:table-row>
        <table:table-row table:style-name="ro2">
          <table:table-cell office:value-type="string" calcext:value-type="string">
            <text:p>Lumbar Spine Segmentation Using a </text:p>
            <text:p>StatisticalMulti-vertebrae Anatomical Shape+</text:p>
            <text:p>Pose Mo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TMI.2013.2268424" xlink:type="simple">https://sci-hub.st/10.1109/TMI.2013.2268424</text:a> </text:p>
          </table:table-cell>
          <table:table-cell office:value-type="string" calcext:value-type="string">
            <text:p>University of British Columbia, </text:p>
            <text:p>Vancouver, BC, Canada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Very sophisticated methods to make</text:p>
            <text:p>Feature extraction and then segmentation.</text:p>
            <text:p>Including PCA,  Tikhonov Regularization </text:p>
            <text:p>And heavy statistichal machinery. </text:p>
            <text:p>Excellent results even with rustic methods.</text:p>
            <text:p>Spinal segmentation achieved. </text:p>
            <text:p>Application as a tool for preparing to </text:p>
            <text:p>Spinal injections.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Automatic Lung Segmentation for </text:p>
            <text:p>AccurateQuantitation of Volumetric X-Ray </text:p>
            <text:p>CT Imag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42.929615" xlink:type="simple">https://sci-hub.st/10.1109/42.929615</text:a> </text:p>
          </table:table-cell>
          <table:table-cell table:style-name="ce3" office:value-type="string" calcext:value-type="string">
            <text:p>University of Iowa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Way too old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Rapid, Accurate and Machine-Agnostic </text:p>
            <text:p>Segmentation and Quantification Method for </text:p>
            <text:p>CT-Based COVID-19 Diagno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115057" xlink:type="simple">https://ieeexplore.ieee.org/abstract/document/9115057</text:a> </text:p>
          </table:table-cell>
          <table:table-cell office:value-type="string" calcext:value-type="string">
            <text:p>Research Center, Riyadh,</text:p>
            <text:p> Saudi Arab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Software used called as </text:span></text:p>
            <text:p><text:span text:style-name="T1">Heilongjiang Tuomeng Technology Co.</text:span></text:p>
            <text:p><text:span text:style-name="T2">Absolutely excellent methods.</text:span></text:p>
          </table:table-cell>
          <table:table-cell/>
        </table:table-row>
        <table:table-row table:style-name="ro1">
          <table:table-cell office:value-type="string" calcext:value-type="string">
            <text:p>MirrorNet: Bio-Inspired Camouflaged </text:p>
            <text:p>Object Segment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371667" xlink:type="simple">https://ieeexplore.ieee.org/abstract/document/9371667</text:a> 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9% accuracy</text:p>
            <text:p>Very interesting but too ou of the topic. </text:p>
            <text:p>Yet, it is worth it to take more looks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An Evolutionary DenseRes Deep </text:p>
            <text:p>Convolutional Neural Network for Medical </text:p>
            <text:p>Image Segment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265246" xlink:type="simple">https://ieeexplore.ieee.org/abstract/document/9265246</text:a> </text:p>
          </table:table-cell>
          <table:table-cell office:value-type="string" calcext:value-type="string">
            <text:p>University of New South Wales, </text:p>
            <text:p>Canberra,  Austral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 different datasets tested.</text:p>
            <text:p>Excellent performance in all of them.</text:p>
            <text:p>Getting best features from dense </text:p>
            <text:p>Networks and residual networks.</text:p>
            <text:p>Better performance than U-Net</text:p>
          </table:table-cell>
          <table:table-cell office:value-type="float" office:value="5.5" calcext:value-type="float">
            <text:p>5.5</text:p>
          </table:table-cell>
        </table:table-row>
        <table:table-row table:style-name="ro7">
          <table:table-cell office:value-type="string" calcext:value-type="string">
            <text:p>Block Level Skip Connections Across Cascaded </text:p>
            <text:p>V-Net for Multi-Organ Segment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006924" xlink:type="simple">https://ieeexplore.ieee.org/abstract/document/9006924</text:a> </text:p>
          </table:table-cell>
          <table:table-cell office:value-type="string" calcext:value-type="string">
            <text:p>Xidian University, Xi’an, China</text:p>
            <text:p>Shanghai Jiaotong University </text:p>
            <text:p>School of Medicine, </text:p>
            <text:p>Shanghai, Chi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wesome results for multiclass </text:p>
            <text:p>Organ segmentation </text:p>
            <text:p>Interesting architecture</text:p>
          </table:table-cell>
          <table:table-cell office:value-type="float" office:value="4.8" calcext:value-type="float">
            <text:p>4.8</text:p>
          </table:table-cell>
        </table:table-row>
        <table:table-row table:style-name="ro4">
          <table:table-cell office:value-type="string" calcext:value-type="string">
            <text:p>Reliable Tuberculosis Detection Using Chest </text:p>
            <text:p>X-Ray With Deep Learning, Segmentation and Visualization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224622" xlink:type="simple">https://ieeexplore.ieee.org/abstract/document/9224622</text:a> </text:p>
          </table:table-cell>
          <table:table-cell office:value-type="string" calcext:value-type="string">
            <text:p>University of Dhaka,</text:p>
            <text:p> Dhaka, Bangladesh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<text:a xlink:href="https://sci-hub.st/10.1016/j.ijrobp.2020.10.038" xlink:type="simple">https://sci-hub.st/10.1016/j.ijrobp.2020.10.038</text:a>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<text:a xlink:href="https://sci-hub.st/10.1016/j.compbiomed.2012.12.012" xlink:type="simple">https://sci-hub.st/10.1016/j.compbiomed.2012.12.012</text:a>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<text:a xlink:href="https://associationofanaesthetists-publications.onlinelibrary.wiley.com/doi/abs/10.1111/anae.15274" xlink:type="simple">https://associationofanaesthetists-publications.onlinelibrary.wiley.com/doi/abs/10.1111/anae.15274</text:a>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<text:a xlink:href="https://open.library.ubc.ca/cIRcle/collections/ubctheses/24/items/1.0380889" xlink:type="simple">https://open.library.ubc.ca/cIRcle/collections/ubctheses/24/items/1.0380889</text:a>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2:57:25.699881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1:12:42.543662550</meta:creation-date>
    <meta:editing-duration>P1DT8H40M41S</meta:editing-duration>
    <meta:editing-cycles>16</meta:editing-cycles>
    <meta:generator>LibreOffice/7.1.5.2$Linux_X86_64 LibreOffice_project/10$Build-2</meta:generator>
    <dc:date>2021-07-25T13:07:38.404960812</dc:date>
    <meta:document-statistic meta:table-count="1" meta:cell-count="151" meta:object-count="0"/>
  </office:meta>
</office:document-meta>
</file>